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5.465cm" fo:min-width="10.709cm" draw:shadow-opacity="50%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5.465cm" fo:min-width="10.422cm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63cm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147cm" fo:min-width="1.024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.147cm" fo:min-width="0.516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147cm" fo:min-width="1.278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648cm" fo:min-width="0.30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147cm" fo:min-width="1.137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147cm" fo:min-width="0.38cm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 fo:min-height="0.385cm" fo:min-width="1.02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46cm"/>
    </style:style>
    <style:style style:name="P1" style:family="paragraph">
      <loext:graphic-properties draw:fill="solid" draw:fill-color="#729fcf" draw:opacity="50%"/>
      <style:paragraph-properties fo:text-align="start"/>
      <style:text-properties fo:font-size="10.5pt" style:font-size-asian="10.5pt" style:font-size-complex="10.5pt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83caff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1.209cm" svg:height="5.715cm" svg:x="13.573cm" svg:y="3.659cm">
          <text:p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5.715cm" svg:x="2.465cm" svg:y="3.6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576cm" svg:y1="4.926cm" svg:x2="25.833cm" svg:y2="4.802cm">
          <text:p/>
        </draw:line>
        <draw:frame draw:style-name="gr4" draw:text-style-name="P5" draw:layer="layout" svg:width="0.963cm" svg:height="0.662cm" svg:x="0.994cm" svg:y="4.648cm">
          <draw:text-box>
            <text:p text:style-name="P4"><text:span text:style-name="T1">I</text:span></text:p>
          </draw:text-box>
        </draw:frame>
        <draw:polygon draw:style-name="gr5" draw:text-style-name="P6" draw:layer="layout" svg:width="1.395cm" svg:height="1.649cm" svg:x="2.973cm" svg:y="4.041cm" svg:viewBox="0 0 1396 1650" draw:points="0,0 0,1650 1396,825">
          <text:p text:style-name="P4"><text:span text:style-name="T1">RF</text:span></text:p>
          <text:p text:style-name="P4"><text:span text:style-name="T1">Amp</text:span></text:p>
        </draw:polygon>
        <draw:custom-shape draw:style-name="gr6" draw:text-style-name="P6" draw:layer="layout" svg:width="1.524cm" svg:height="1.397cm" svg:x="4.651cm" svg:y="4.167cm">
          <text:p text:style-name="P4"><text:span text:style-name="T1">Multiply</text:span></text:p>
          <text:p text:style-name="P4"><text:span text:style-name="T1">Mix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6.483cm" svg:y="4.167cm"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polygon draw:style-name="gr5" draw:text-style-name="P6" draw:layer="layout" svg:width="1.395cm" svg:height="1.649cm" svg:x="9.088cm" svg:y="4.04cm" svg:viewBox="0 0 1396 1650" draw:points="0,0 0,1650 1396,825">
          <text:p text:style-name="P4"><text:span text:style-name="T1">IF</text:span></text:p>
          <text:p text:style-name="P4"><text:span text:style-name="T1">Amp</text:span></text:p>
        </draw:polygon>
        <draw:polygon draw:style-name="gr5" draw:text-style-name="P6" draw:layer="layout" svg:width="1.395cm" svg:height="1.649cm" svg:x="11.882cm" svg:y="4.067cm" svg:viewBox="0 0 1396 1650" draw:points="0,0 0,1650 1396,825">
          <text:p text:style-name="P4"><text:span text:style-name="T1">Audio</text:span></text:p>
          <text:p text:style-name="P4"><text:span text:style-name="T1">Amp</text:span></text:p>
        </draw:polygon>
        <draw:custom-shape draw:style-name="gr7" draw:text-style-name="P6" draw:layer="layout" svg:width="1.016cm" svg:height="1.397cm" svg:x="10.612cm" svg:y="4.167cm">
          <text:p text:style-name="P4"><text:span text:style-name="T1">Demo-</text:span></text:p>
          <text:p text:style-name="P4"><text:span text:style-name="T1">du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78cm" svg:height="1.397cm" svg:x="4.524cm" svg:y="6.58cm">
          <text:p text:style-name="P4"><text:span text:style-name="T1">Local</text:span></text:p>
          <text:p text:style-name="P4"><text:span text:style-name="T1">Oscilla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513cm" svg:y1="5.564cm" svg:x2="5.513cm" svg:y2="6.58cm">
          <text:p/>
        </draw:line>
        <draw:custom-shape draw:style-name="gr9" draw:text-style-name="P6" draw:layer="layout" svg:width="1.143cm" svg:height="1.27cm" svg:x="13.827cm" svg:y="4.167cm">
          <text:p text:style-name="P4"><text:span text:style-name="T1">A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24cm" svg:height="1.397cm" svg:x="22.236cm" svg:y="1.119cm">
          <text:p text:style-name="P4"><text:span text:style-name="T1">Epic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15.478cm" svg:y="4.04cm">
          <text:p text:style-name="P4"><text:span text:style-name="T1">CIC</text:span></text:p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17.383cm" svg:y="4.04cm">
          <text:p text:style-name="P4"><text:span text:style-name="T1">IIR</text:span></text:p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37cm" svg:height="1.397cm" svg:x="19.683cm" svg:y="4.04cm">
          <text:p text:style-name="P4"><text:span text:style-name="T1">CORDIC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88cm" svg:height="1.397cm" svg:x="21.783cm" svg:y="4.04cm">
          <text:p text:style-name="P4"><text:span text:style-name="T1">Div</text:span></text:p>
          <text:p text:style-name="P4"><text:span text:style-name="T1">&gt;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143cm" svg:height="1.27cm" svg:x="23.352cm" svg:y="4.167cm">
          <text:p text:style-name="P4"><text:span text:style-name="T1">D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524cm" svg:height="0.635cm" svg:x="25.003cm" svg:y="2.516cm">
          <text:p text:style-name="P4"><text:span text:style-name="T1">DAQ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5.833cm" svg:y1="4.802cm" svg:x2="25.833cm" svg:y2="3.151cm">
          <text:p/>
        </draw:line>
        <draw:line draw:style-name="gr13" draw:text-style-name="P3" draw:layer="layout" svg:x1="22.971cm" svg:y1="4.802cm" svg:x2="22.971cm" svg:y2="2.516cm">
          <text:p/>
        </draw:line>
        <draw:frame draw:style-name="gr14" draw:text-style-name="P7" draw:layer="layout" svg:width="2.373cm" svg:height="0.662cm" svg:x="2.465cm" svg:y="8.712cm">
          <draw:text-box>
            <text:p><text:span text:style-name="T1">Analog part</text:span></text:p>
          </draw:text-box>
        </draw:frame>
        <draw:frame draw:style-name="gr15" draw:text-style-name="P7" draw:layer="layout" svg:width="2.25cm" svg:height="0.662cm" svg:x="13.573cm" svg:y="8.712cm">
          <draw:text-box>
            <text:p><text:span text:style-name="T1">Digital part</text:span></text:p>
          </draw:text-box>
        </draw:frame>
        <draw:frame draw:style-name="gr16" draw:text-style-name="P7" draw:layer="layout" svg:width="1.48cm" svg:height="0.662cm" svg:x="24.861cm" svg:y="4.802cm">
          <draw:text-box>
            <text:p><text:span text:style-name="T1">0-10V</text:span></text:p>
          </draw:text-box>
        </draw:frame>
        <draw:frame draw:style-name="gr17" draw:text-style-name="P7" draw:layer="layout" svg:width="1.946cm" svg:height="0.662cm" svg:x="17.351cm" svg:y="5.464cm">
          <draw:text-box>
            <text:p><text:span text:style-name="T1">10.4 kHz</text:span></text:p>
          </draw:text-box>
        </draw:frame>
        <draw:frame draw:style-name="gr17" draw:text-style-name="P7" draw:layer="layout" svg:width="1.946cm" svg:height="0.662cm" svg:x="13.451cm" svg:y="5.364cm">
          <draw:text-box>
            <text:p><text:span text:style-name="T1">36MS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579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4:55:07.370034426</meta:creation-date>
    <dc:date>2016-01-19T23:21:40.195339899</dc:date>
    <meta:editing-duration>PT26M33S</meta:editing-duration>
    <meta:editing-cycles>14</meta:editing-cycles>
    <meta:generator>LibreOffice/5.0.4.2$Linux_X86_64 LibreOffice_project/00m0$Build-2</meta:generator>
    <meta:document-statistic meta:object-count="27"/>
  </office:meta>
</office:document-meta>
</file>